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0c4b6b" officeooo:paragraph-rsid="000c4b6b" style:font-size-asian="16pt" style:font-weight-asian="bold" style:font-size-complex="16pt" style:font-weight-complex="bold"/>
    </style:style>
    <style:style style:name="P2" style:family="paragraph" style:parent-style-name="Standard">
      <style:text-properties fo:font-size="20pt" fo:font-weight="bold" officeooo:rsid="000c4b6b" officeooo:paragraph-rsid="000c4b6b" style:font-size-asian="20pt" style:font-weight-asian="bold" style:font-size-complex="20pt" style:font-weight-complex="bold"/>
    </style:style>
    <style:style style:name="P3" style:family="paragraph" style:parent-style-name="Standard">
      <style:text-properties fo:font-size="20pt" fo:font-weight="normal" officeooo:rsid="000fd0ac" officeooo:paragraph-rsid="000fd0ac" style:font-size-asian="17.5pt" style:font-weight-asian="normal" style:font-size-complex="20pt" style:font-weight-complex="normal"/>
    </style:style>
    <style:style style:name="P4" style:family="paragraph" style:parent-style-name="Standard">
      <style:text-properties fo:font-size="15pt" fo:font-weight="normal" officeooo:rsid="000c4b6b" officeooo:paragraph-rsid="000c4b6b" style:font-size-asian="13.1000003814697pt" style:font-weight-asian="normal" style:font-size-complex="15pt" style:font-weight-complex="normal"/>
    </style:style>
    <style:style style:name="P5" style:family="paragraph" style:parent-style-name="Standard">
      <style:text-properties fo:font-size="15pt" fo:font-weight="normal" officeooo:rsid="000e1cfe" officeooo:paragraph-rsid="000e1cfe" style:font-size-asian="13.1000003814697pt" style:font-weight-asian="normal" style:font-size-complex="15pt" style:font-weight-complex="normal"/>
    </style:style>
    <style:style style:name="P6" style:family="paragraph" style:parent-style-name="Standard">
      <style:text-properties fo:font-size="15pt" fo:font-weight="normal" officeooo:rsid="000fd0ac" officeooo:paragraph-rsid="000fd0ac" style:font-size-asian="13.1000003814697pt" style:font-weight-asian="normal" style:font-size-complex="15pt" style:font-weight-complex="normal"/>
    </style:style>
    <style:style style:name="P7" style:family="paragraph" style:parent-style-name="Standard">
      <style:text-properties fo:font-size="15pt" fo:font-weight="normal" officeooo:rsid="0011c1a2" officeooo:paragraph-rsid="0011c1a2" style:font-size-asian="13.1000003814697pt" style:font-weight-asian="normal" style:font-size-complex="15pt" style:font-weight-complex="normal"/>
    </style:style>
    <style:style style:name="T1" style:family="text">
      <style:text-properties fo:font-size="20pt" style:font-size-asian="17.5pt" style:font-size-complex="2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ker</text:p>
      <text:p text:style-name="P1"><text:span text:style-name="T1"/></text:p>
      <text:p text:style-name="P4">It is a platform fr building, running and shipping application in consistent manner. If application works in development machine, it can run and function in multiple devices as same as it does in one <text:s/>device. With docker We can easily package up our application with everything it needs and run it anywhere on any machine on docker.</text:p>
      <text:p text:style-name="P4"/>
      <text:p text:style-name="P4">$ docker-compose up</text:p>
      <text:p text:style-name="P4">- Docker automatically download and run the dependencies inside an isolated environment called a container. This isolated environment allows different application use different version of software side by side.</text:p>
      <text:p text:style-name="P4"/>
      <text:p text:style-name="P4">$ docker-compose down –rmi all</text:p>
      <text:p text:style-name="P4">- We can remove application witth all its dependencies to clean up our machine.</text:p>
      <text:p text:style-name="P4"/>
      <text:p text:style-name="P4">Containers</text:p>
      <text:p text:style-name="P4">- an isolated environment for running application</text:p>
      <text:p text:style-name="P4">- allow multiple apps running</text:p>
      <text:p text:style-name="P4">- runs faster</text:p>
      <text:p text:style-name="P4">- use OS of the host</text:p>
      <text:p text:style-name="P4">- shares kernal of host, kernal is hear of OS.</text:p>
      <text:p text:style-name="P4"/>
      <text:p text:style-name="P4"/>
      <text:p text:style-name="P4">Architecture of docker</text:p>
      <text:p text:style-name="P4">It is a client server architecture.</text:p>
      <text:p text:style-name="P4">It uses REST API.</text:p>
      <text:p text:style-name="P4">Server is also called docker engine that takes care of building and running docker container.</text:p>
      <text:p text:style-name="P4"/>
      <text:p text:style-name="P4"/>
      <text:p text:style-name="P4">Docker Workflow</text:p>
      <text:p text:style-name="P4">First we choose any application and dockerize it using docker file. It is plain ttext file containing instruction that docker uses to convert it to image. Tells docker to use image to start container. Container is just a process as other process but it is a special kind of process containing its own file system which is given by image. We tell docker to run application inside container. Dockerhub us storage like github. We can run image virtually anywhere.</text:p>
      <text:p text:style-name="P4"/>
      <text:p text:style-name="P5"/>
      <text:p text:style-name="P5"/>
      <text:p text:style-name="P3"><text:soft-page-break/>Docker-Compose</text:p>
      <text:p text:style-name="P6">- tools for defining and running multi-container docker application.</text:p>
      <text:p text:style-name="P6">- use yaml files to configure application services.(docker-compose.yml)</text:p>
      <text:p text:style-name="P6">- can start all service with single command.(docker-compose up).</text:p>
      <text:p text:style-name="P6">- can stop all service with single command.(docker-compose down).</text:p>
      <text:p text:style-name="P6">- can scale all selected services when required.</text:p>
      <text:p text:style-name="P6"/>
      <text:p text:style-name="P6"/>
      <text:p text:style-name="P6"><text:s/></text:p>
      <text:p text:style-name="P6">Create Compose file.</text:p>
      <text:p text:style-name="P6"/>
      <text:p text:style-name="P7">Create docker compose file at any location</text:p>
      <text:p text:style-name="P7"><text:tab/>docker-compose.yml</text:p>
      <text:p text:style-name="P7"/>
      <text:p text:style-name="P7">check the validity of file by command</text:p>
      <text:p text:style-name="P7"><text:tab/>docker-compose config</text:p>
      <text:p text:style-name="P7"/>
      <text:p text:style-name="P7">Run docker-compose.yml file by command</text:p>
      <text:p text:style-name="P7"><text:tab/>docker-compose up</text:p>
      <text:p text:style-name="P7"/>
      <text:p text:style-name="P7">Bring down application by command</text:p>
      <text:p text:style-name="P7"><text:tab/>docker-compose down</text:p>
      <text:p text:style-name="P7"/>
      <text:p text:style-name="P6"/>
      <text:p text:style-name="P6"/>
      <text:p text:style-name="P6"/>
      <text:p text:style-name="P6"/>
      <text:p text:style-name="P5"/>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30T18:44:19.969748420</meta:creation-date>
    <dc:date>2022-12-30T21:24:34.136048823</dc:date>
    <meta:editing-duration>PT1H41M45S</meta:editing-duration>
    <meta:editing-cycles>2</meta:editing-cycles>
    <meta:generator>LibreOffice/6.4.7.2$Linux_X86_64 LibreOffice_project/40$Build-2</meta:generator>
    <meta:document-statistic meta:table-count="0" meta:image-count="0" meta:object-count="0" meta:page-count="2" meta:paragraph-count="34" meta:word-count="328" meta:character-count="2065" meta:non-whitespace-character-count="1764"/>
  </office:meta>
</office:document-meta>
</file>